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5201in"/>
    </style:style>
    <style:style style:name="co7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n" table:style-name="ta1">
        <table:shapes>
          <draw:frame draw:z-index="0" draw:style-name="gr1" draw:text-style-name="P1" svg:width="6.2988in" svg:height="3.5429in" svg:x="1.915in" svg:y="0.5205in">
            <draw:object draw:notify-on-update-of-ranges="Oven.A2:Oven.A32 Oven.B2:Oven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Time (min)</text:p>
          </table:table-cell>
          <table:table-cell table:style-name="ce3" office:value-type="string" calcext:value-type="string">
            <text:p>Temp (F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lope = </text:p>
          </table:table-cell>
          <table:table-cell table:formula="of:=([.B31]-[.B7])/([.A31]-[.A7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</table:table>
      <table:table table:name="Brownies-graphs" table:style-name="ta1">
        <table:shapes>
          <draw:frame draw:z-index="0" draw:style-name="gr1" draw:text-style-name="P1" svg:width="6.2988in" svg:height="3.5429in" svg:x="2.8425in" svg:y="0.1232in">
            <draw:object draw:notify-on-update-of-ranges="'Brownies-graphs'.A3:'Brownies-graphs'.A29 'Brownies-graphs'.B3:'Brownies-graph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2.8429in" svg:y="3.898in">
            <draw:object draw:notify-on-update-of-ranges="'Brownies-graphs'.C3:'Brownies-graphs'.C28 'Brownies-graphs'.D3:'Brownies-graphs'.D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8" table:default-cell-style-name="Default"/>
        <table:table-row table:style-name="ro1">
          <table:table-cell table:style-name="ce5" office:value-type="string" calcext:value-type="string">
            <text:p>M =</text:p>
          </table:table-cell>
          <table:table-cell table:style-name="ce6" office:value-type="float" office:value="350" calcext:value-type="float">
            <text:p>350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3" office:value-type="string" calcext:value-type="string">
            <text:p>Time (min)</text:p>
          </table:table-cell>
          <table:table-cell table:style-name="ce3" office:value-type="string" calcext:value-type="string">
            <text:p>Temp (F)</text:p>
          </table:table-cell>
          <table:table-cell table:style-name="ce3" office:value-type="string" calcext:value-type="string">
            <text:p>M-T</text:p>
          </table:table-cell>
          <table:table-cell table:style-name="ce3" office:value-type="string" calcext:value-type="string">
            <text:p>ΔT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B$1]-[.B3]" office:value-type="float" office:value="284" calcext:value-type="float">
            <text:p>284</text:p>
          </table:table-cell>
          <table:table-cell table:formula="of:=[.B4]-[.B3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$B$1]-[.B4]" office:value-type="float" office:value="268" calcext:value-type="float">
            <text:p>268</text:p>
          </table:table-cell>
          <table:table-cell table:formula="of:=[.B5]-[.B4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[.$B$1]-[.B5]" office:value-type="float" office:value="253" calcext:value-type="float">
            <text:p>253</text:p>
          </table:table-cell>
          <table:table-cell table:formula="of:=[.B6]-[.B5]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formula="of:=[.$B$1]-[.B6]" office:value-type="float" office:value="242" calcext:value-type="float">
            <text:p>242</text:p>
          </table:table-cell>
          <table:table-cell table:formula="of:=[.B7]-[.B6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formula="of:=[.$B$1]-[.B7]" office:value-type="float" office:value="233" calcext:value-type="float">
            <text:p>233</text:p>
          </table:table-cell>
          <table:table-cell table:formula="of:=[.B8]-[.B7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formula="of:=[.$B$1]-[.B8]" office:value-type="float" office:value="224" calcext:value-type="float">
            <text:p>224</text:p>
          </table:table-cell>
          <table:table-cell table:formula="of:=[.B9]-[.B8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formula="of:=[.$B$1]-[.B9]" office:value-type="float" office:value="215" calcext:value-type="float">
            <text:p>215</text:p>
          </table:table-cell>
          <table:table-cell table:formula="of:=[.B10]-[.B9]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formula="of:=[.$B$1]-[.B10]" office:value-type="float" office:value="208" calcext:value-type="float">
            <text:p>208</text:p>
          </table:table-cell>
          <table:table-cell table:formula="of:=[.B11]-[.B10]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$B$1]-[.B11]" office:value-type="float" office:value="202" calcext:value-type="float">
            <text:p>202</text:p>
          </table:table-cell>
          <table:table-cell table:formula="of:=[.B12]-[.B11]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formula="of:=[.$B$1]-[.B12]" office:value-type="float" office:value="195" calcext:value-type="float">
            <text:p>195</text:p>
          </table:table-cell>
          <table:table-cell table:formula="of:=[.B13]-[.B12]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formula="of:=[.$B$1]-[.B13]" office:value-type="float" office:value="190" calcext:value-type="float">
            <text:p>190</text:p>
          </table:table-cell>
          <table:table-cell table:formula="of:=[.B14]-[.B13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table:formula="of:=[.$B$1]-[.B14]" office:value-type="float" office:value="186" calcext:value-type="float">
            <text:p>186</text:p>
          </table:table-cell>
          <table:table-cell table:formula="of:=[.B15]-[.B14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formula="of:=[.$B$1]-[.B15]" office:value-type="float" office:value="182" calcext:value-type="float">
            <text:p>182</text:p>
          </table:table-cell>
          <table:table-cell table:formula="of:=[.B16]-[.B15]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formula="of:=[.$B$1]-[.B16]" office:value-type="float" office:value="177" calcext:value-type="float">
            <text:p>177</text:p>
          </table:table-cell>
          <table:table-cell table:formula="of:=[.B17]-[.B16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 table:formula="of:=[.$B$1]-[.B17]" office:value-type="float" office:value="173" calcext:value-type="float">
            <text:p>173</text:p>
          </table:table-cell>
          <table:table-cell table:formula="of:=[.B18]-[.B17]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table:formula="of:=[.$B$1]-[.B18]" office:value-type="float" office:value="168" calcext:value-type="float">
            <text:p>168</text:p>
          </table:table-cell>
          <table:table-cell table:formula="of:=[.B19]-[.B18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table:formula="of:=[.$B$1]-[.B19]" office:value-type="float" office:value="164" calcext:value-type="float">
            <text:p>164</text:p>
          </table:table-cell>
          <table:table-cell table:formula="of:=[.B20]-[.B19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table:formula="of:=[.$B$1]-[.B20]" office:value-type="float" office:value="161" calcext:value-type="float">
            <text:p>161</text:p>
          </table:table-cell>
          <table:table-cell table:formula="of:=[.B21]-[.B20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formula="of:=[.$B$1]-[.B21]" office:value-type="float" office:value="158" calcext:value-type="float">
            <text:p>158</text:p>
          </table:table-cell>
          <table:table-cell table:formula="of:=[.B22]-[.B21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table:formula="of:=[.$B$1]-[.B22]" office:value-type="float" office:value="156" calcext:value-type="float">
            <text:p>156</text:p>
          </table:table-cell>
          <table:table-cell table:formula="of:=[.B23]-[.B22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table:formula="of:=[.$B$1]-[.B23]" office:value-type="float" office:value="154" calcext:value-type="float">
            <text:p>154</text:p>
          </table:table-cell>
          <table:table-cell table:formula="of:=[.B24]-[.B23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table:formula="of:=[.$B$1]-[.B24]" office:value-type="float" office:value="152" calcext:value-type="float">
            <text:p>152</text:p>
          </table:table-cell>
          <table:table-cell table:formula="of:=[.B25]-[.B24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formula="of:=[.$B$1]-[.B25]" office:value-type="float" office:value="150" calcext:value-type="float">
            <text:p>150</text:p>
          </table:table-cell>
          <table:table-cell table:formula="of:=[.B26]-[.B25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table:formula="of:=[.$B$1]-[.B26]" office:value-type="float" office:value="148" calcext:value-type="float">
            <text:p>148</text:p>
          </table:table-cell>
          <table:table-cell table:formula="of:=[.B27]-[.B26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 table:formula="of:=[.$B$1]-[.B27]" office:value-type="float" office:value="147" calcext:value-type="float">
            <text:p>147</text:p>
          </table:table-cell>
          <table:table-cell table:formula="of:=[.B28]-[.B27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formula="of:=[.$B$1]-[.B28]" office:value-type="float" office:value="146" calcext:value-type="float">
            <text:p>146</text:p>
          </table:table-cell>
          <table:table-cell table:formula="of:=[.B29]-[.B28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table:number-columns-repeated="20"/>
        </table:table-row>
      </table:table>
      <table:table table:name="Brownies-model" table:style-name="ta1">
        <table:shapes>
          <draw:frame draw:z-index="0" draw:style-name="gr1" draw:text-style-name="P1" svg:width="12.815in" svg:height="3.5429in" svg:x="23.9146in" svg:y="0.353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.815in" svg:height="3.5429in" svg:x="23.8874in" svg:y="4.473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7.848in" svg:y="0.6835in">
            <draw:object draw:notify-on-update-of-ranges="'Brownies-model'.D4:'Brownies-model'.D4 'Brownies-model'.D5:'Brownies-model'.D30 'Brownies-model'.E4:'Brownies-model'.E4 'Brownies-model'.E5:'Brownies-model'.E30 'Brownies-model'.D4:'Brownies-model'.D4 'Brownies-model'.D5:'Brownies-model'.D30 'Brownies-model'.P4:'Brownies-model'.P4 'Brownies-model'.P5:'Brownies-model'.P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1" table:number-columns-repeated="980" table:default-cell-style-name="Default"/>
        <table:table-row table:style-name="ro2">
          <table:table-cell table:style-name="ce12" office:value-type="string" calcext:value-type="string" table:number-columns-spanned="8" table:number-rows-spanned="1">
            <text:p>MODEL: ΔT = α0+α1(M-T)</text:p>
          </table:table-cell>
          <table:covered-table-cell table:number-columns-repeated="2" table:style-name="ce7"/>
          <table:covered-table-cell table:number-columns-repeated="2"/>
          <table:covered-table-cell table:style-name="ce17"/>
          <table:covered-table-cell/>
          <table:covered-table-cell table:style-name="ce9"/>
          <table:table-cell table:style-name="ce11" table:number-columns-repeated="9"/>
          <table:table-cell/>
          <table:table-cell table:style-name="ce11" table:number-columns-repeated="987"/>
        </table:table-row>
        <table:table-row table:style-name="ro2">
          <table:table-cell table:style-name="ce7" table:number-columns-repeated="3"/>
          <table:table-cell table:style-name="ce9" office:value-type="string" calcext:value-type="string">
            <text:p>Ambient temp: </text:p>
          </table:table-cell>
          <table:table-cell table:style-name="ce10" office:value-type="float" office:value="350" calcext:value-type="float">
            <text:p>350</text:p>
          </table:table-cell>
          <table:table-cell table:style-name="ce11"/>
          <table:table-cell/>
          <table:table-cell table:style-name="ce9"/>
          <table:table-cell table:style-name="ce11" table:number-columns-repeated="9"/>
          <table:table-cell table:number-columns-repeated="5"/>
          <table:table-cell table:style-name="ce11" table:number-columns-repeated="983"/>
        </table:table-row>
        <table:table-row table:style-name="ro3">
          <table:table-cell table:style-name="ce8" office:value-type="string" calcext:value-type="string">
            <text:p>Time (min)</text:p>
          </table:table-cell>
          <table:table-cell table:style-name="ce8" office:value-type="string" calcext:value-type="string">
            <text:p>Temp (F)</text:p>
          </table:table-cell>
          <table:table-cell table:style-name="ce8"/>
          <table:table-cell table:style-name="ce8" office:value-type="string" calcext:value-type="string">
            <text:p>x=M-T</text:p>
          </table:table-cell>
          <table:table-cell table:style-name="ce8" office:value-type="string" calcext:value-type="string">
            <text:p>y=ΔT</text:p>
          </table:table-cell>
          <table:table-cell table:style-name="ce8"/>
          <table:table-cell table:style-name="ce8" office:value-type="string" calcext:value-type="string">
            <text:p>x*x</text:p>
          </table:table-cell>
          <table:table-cell table:style-name="ce8" office:value-type="string" calcext:value-type="string">
            <text:p>x*y</text:p>
          </table:table-cell>
          <table:table-cell table:style-name="ce8" table:number-columns-repeated="7"/>
          <table:table-cell table:style-name="ce8" office:value-type="string" calcext:value-type="string">
            <text:p>y=ΔT</text:p>
          </table:table-cell>
          <table:table-cell table:style-name="ce8"/>
          <table:table-cell table:number-columns-repeated="5"/>
          <table:table-cell table:style-name="ce8" table:number-columns-repeated="983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Actual</text:p>
          </table:table-cell>
          <table:table-cell table:style-name="ce8" table:number-columns-repeated="10"/>
          <table:table-cell table:style-name="ce8" office:value-type="string" calcext:value-type="string">
            <text:p>Model</text:p>
          </table:table-cell>
          <table:table-cell table:style-name="ce8"/>
          <table:table-cell table:number-columns-repeated="5"/>
          <table:table-cell table:style-name="ce8"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$E$2]-[.B5]" office:value-type="float" office:value="284" calcext:value-type="float">
            <text:p>284</text:p>
          </table:table-cell>
          <table:table-cell table:formula="of:=[.B6]-[.B5]" office:value-type="float" office:value="16" calcext:value-type="float">
            <text:p>16</text:p>
          </table:table-cell>
          <table:table-cell/>
          <table:table-cell table:formula="of:=[.D5]^2" office:value-type="float" office:value="80656" calcext:value-type="float">
            <text:p>80656</text:p>
          </table:table-cell>
          <table:table-cell table:formula="of:=[.D5]*[.E5]" office:value-type="float" office:value="4544" calcext:value-type="float">
            <text:p>4544</text:p>
          </table:table-cell>
          <table:table-cell/>
          <table:table-cell table:style-name="ce19" office:value-type="string" calcext:value-type="string" table:number-columns-spanned="5" table:number-rows-spanned="1">
            <text:p>Normal Equations</text:p>
          </table:table-cell>
          <table:covered-table-cell table:number-columns-repeated="4"/>
          <table:table-cell/>
          <table:table-cell table:formula="of:=[.$N$13]+[.$N$14]*[.D5]" office:value-type="float" office:value="14.7009370397784" calcext:value-type="float">
            <text:p>14.7009370397784</text:p>
          </table:table-cell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E$2]-[.B6]" office:value-type="float" office:value="268" calcext:value-type="float">
            <text:p>268</text:p>
          </table:table-cell>
          <table:table-cell table:formula="of:=[.B7]-[.B6]" office:value-type="float" office:value="15" calcext:value-type="float">
            <text:p>15</text:p>
          </table:table-cell>
          <table:table-cell/>
          <table:table-cell table:formula="of:=[.D6]^2" office:value-type="float" office:value="71824" calcext:value-type="float">
            <text:p>71824</text:p>
          </table:table-cell>
          <table:table-cell table:formula="of:=[.D6]*[.E6]" office:value-type="float" office:value="4020" calcext:value-type="float">
            <text:p>4020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3" table:formula="of:=[.D33]" office:value-type="float" office:value="4936" calcext:value-type="float">
            <text:p>4936</text:p>
          </table:table-cell>
          <table:table-cell table:style-name="ce25" office:value-type="string" calcext:value-type="string">
            <text:p>α0</text:p>
          </table:table-cell>
          <table:table-cell table:style-name="ce2" office:value-type="string" calcext:value-type="string">
            <text:p>“=”</text:p>
          </table:table-cell>
          <table:table-cell table:style-name="ce27" table:formula="of:=[.E33]" office:value-type="float" office:value="139" calcext:value-type="float">
            <text:p>139</text:p>
          </table:table-cell>
          <table:table-cell/>
          <table:table-cell table:formula="of:=[.$N$13]+[.$N$14]*[.D6]" office:value-type="float" office:value="13.1112353206004" calcext:value-type="float">
            <text:p>13.1112353206004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E$2]-[.B7]" office:value-type="float" office:value="253" calcext:value-type="float">
            <text:p>253</text:p>
          </table:table-cell>
          <table:table-cell table:formula="of:=[.B8]-[.B7]" office:value-type="float" office:value="11" calcext:value-type="float">
            <text:p>11</text:p>
          </table:table-cell>
          <table:table-cell/>
          <table:table-cell table:formula="of:=[.D7]^2" office:value-type="float" office:value="64009" calcext:value-type="float">
            <text:p>64009</text:p>
          </table:table-cell>
          <table:table-cell table:formula="of:=[.D7]*[.E7]" office:value-type="float" office:value="2783" calcext:value-type="float">
            <text:p>2783</text:p>
          </table:table-cell>
          <table:table-cell/>
          <table:table-cell table:style-name="ce20" table:formula="of:=[.D33]" office:value-type="float" office:value="4936" calcext:value-type="float">
            <text:p>4936</text:p>
          </table:table-cell>
          <table:table-cell table:style-name="ce23" table:formula="of:=[.G33]" office:value-type="float" office:value="977404" calcext:value-type="float">
            <text:p>977404</text:p>
          </table:table-cell>
          <table:table-cell table:style-name="ce25" office:value-type="string" calcext:value-type="string">
            <text:p>α1</text:p>
          </table:table-cell>
          <table:table-cell table:style-name="ce2"/>
          <table:table-cell table:style-name="ce27" table:formula="of:=[.H33]" office:value-type="float" office:value="30395" calcext:value-type="float">
            <text:p>30395</text:p>
          </table:table-cell>
          <table:table-cell/>
          <table:table-cell table:formula="of:=[.$N$13]+[.$N$14]*[.D7]" office:value-type="float" office:value="11.620889958871" calcext:value-type="float">
            <text:p>11.620889958871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$E$2]-[.B8]" office:value-type="float" office:value="242" calcext:value-type="float">
            <text:p>242</text:p>
          </table:table-cell>
          <table:table-cell table:formula="of:=[.B9]-[.B8]" office:value-type="float" office:value="9" calcext:value-type="float">
            <text:p>9</text:p>
          </table:table-cell>
          <table:table-cell/>
          <table:table-cell table:formula="of:=[.D8]^2" office:value-type="float" office:value="58564" calcext:value-type="float">
            <text:p>58564</text:p>
          </table:table-cell>
          <table:table-cell table:formula="of:=[.D8]*[.E8]" office:value-type="float" office:value="2178" calcext:value-type="float">
            <text:p>2178</text:p>
          </table:table-cell>
          <table:table-cell table:number-columns-repeated="7"/>
          <table:table-cell table:formula="of:=[.$N$13]+[.$N$14]*[.D8]" office:value-type="float" office:value="10.5279700269361" calcext:value-type="float">
            <text:p>10.5279700269361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$E$2]-[.B9]" office:value-type="float" office:value="233" calcext:value-type="float">
            <text:p>233</text:p>
          </table:table-cell>
          <table:table-cell table:formula="of:=[.B10]-[.B9]" office:value-type="float" office:value="9" calcext:value-type="float">
            <text:p>9</text:p>
          </table:table-cell>
          <table:table-cell/>
          <table:table-cell table:formula="of:=[.D9]^2" office:value-type="float" office:value="54289" calcext:value-type="float">
            <text:p>54289</text:p>
          </table:table-cell>
          <table:table-cell table:formula="of:=[.D9]*[.E9]" office:value-type="float" office:value="2097" calcext:value-type="float">
            <text:p>2097</text:p>
          </table:table-cell>
          <table:table-cell table:number-columns-repeated="2"/>
          <table:table-cell office:value-type="string" calcext:value-type="string">
            <text:p>det =</text:p>
          </table:table-cell>
          <table:table-cell table:formula="of:=[.J6]*[.K7]-[.K6]*[.J7]" office:value-type="float" office:value="1048408" calcext:value-type="float">
            <text:p>1048408</text:p>
          </table:table-cell>
          <table:table-cell table:number-columns-repeated="3"/>
          <table:table-cell table:formula="of:=[.$N$13]+[.$N$14]*[.D9]" office:value-type="float" office:value="9.63376280989845" calcext:value-type="float">
            <text:p>9.63376280989845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$E$2]-[.B10]" office:value-type="float" office:value="224" calcext:value-type="float">
            <text:p>224</text:p>
          </table:table-cell>
          <table:table-cell table:formula="of:=[.B11]-[.B10]" office:value-type="float" office:value="9" calcext:value-type="float">
            <text:p>9</text:p>
          </table:table-cell>
          <table:table-cell/>
          <table:table-cell table:formula="of:=[.D10]^2" office:value-type="float" office:value="50176" calcext:value-type="float">
            <text:p>50176</text:p>
          </table:table-cell>
          <table:table-cell table:formula="of:=[.D10]*[.E10]"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inv =</text:p>
          </table:table-cell>
          <table:table-cell table:style-name="ce20" table:formula="of:=[.K7]/[.L9]" office:value-type="float" office:value="0.932274458035421" calcext:value-type="float">
            <text:p>0.932274458035421</text:p>
          </table:table-cell>
          <table:table-cell table:style-name="ce23" table:formula="of:=-[.K6]/[.L9]" office:value-type="float" office:value="-0.00470809074329841" calcext:value-type="float">
            <text:p>-0.004708090743298</text:p>
          </table:table-cell>
          <table:table-cell table:number-columns-repeated="2"/>
          <table:table-cell table:formula="of:=[.$N$13]+[.$N$14]*[.D10]" office:value-type="float" office:value="8.73955559286081" calcext:value-type="float">
            <text:p>8.73955559286081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$E$2]-[.B11]" office:value-type="float" office:value="215" calcext:value-type="float">
            <text:p>215</text:p>
          </table:table-cell>
          <table:table-cell table:formula="of:=[.B12]-[.B11]" office:value-type="float" office:value="7" calcext:value-type="float">
            <text:p>7</text:p>
          </table:table-cell>
          <table:table-cell/>
          <table:table-cell table:formula="of:=[.D11]^2" office:value-type="float" office:value="46225" calcext:value-type="float">
            <text:p>46225</text:p>
          </table:table-cell>
          <table:table-cell table:formula="of:=[.D11]*[.E11]" office:value-type="float" office:value="1505" calcext:value-type="float">
            <text:p>1505</text:p>
          </table:table-cell>
          <table:table-cell table:number-columns-repeated="3"/>
          <table:table-cell table:style-name="ce20" table:formula="of:=-[.J7]/[.L9]" office:value-type="float" office:value="-0.00470809074329841" calcext:value-type="float">
            <text:p>-0.004708090743298</text:p>
          </table:table-cell>
          <table:table-cell table:style-name="ce23" table:formula="of:=[.J6]/[.L9]" office:value-type="float" office:value="0.0000247995055360127" calcext:value-type="float">
            <text:p>2.47995055360127E-05</text:p>
          </table:table-cell>
          <table:table-cell table:number-columns-repeated="2"/>
          <table:table-cell table:formula="of:=[.$N$13]+[.$N$14]*[.D11]" office:value-type="float" office:value="7.84534837582317" calcext:value-type="float">
            <text:p>7.84534837582317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$E$2]-[.B12]" office:value-type="float" office:value="208" calcext:value-type="float">
            <text:p>208</text:p>
          </table:table-cell>
          <table:table-cell table:formula="of:=[.B13]-[.B12]" office:value-type="float" office:value="6" calcext:value-type="float">
            <text:p>6</text:p>
          </table:table-cell>
          <table:table-cell/>
          <table:table-cell table:formula="of:=[.D12]^2" office:value-type="float" office:value="43264" calcext:value-type="float">
            <text:p>43264</text:p>
          </table:table-cell>
          <table:table-cell table:formula="of:=[.D12]*[.E12]" office:value-type="float" office:value="1248" calcext:value-type="float">
            <text:p>1248</text:p>
          </table:table-cell>
          <table:table-cell table:number-columns-repeated="7"/>
          <table:table-cell table:formula="of:=[.$N$13]+[.$N$14]*[.D12]" office:value-type="float" office:value="7.14985387368278" calcext:value-type="float">
            <text:p>7.14985387368278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$E$2]-[.B13]" office:value-type="float" office:value="202" calcext:value-type="float">
            <text:p>202</text:p>
          </table:table-cell>
          <table:table-cell table:formula="of:=[.B14]-[.B13]" office:value-type="float" office:value="7" calcext:value-type="float">
            <text:p>7</text:p>
          </table:table-cell>
          <table:table-cell/>
          <table:table-cell table:formula="of:=[.D13]^2" office:value-type="float" office:value="40804" calcext:value-type="float">
            <text:p>40804</text:p>
          </table:table-cell>
          <table:table-cell table:formula="of:=[.D13]*[.E13]" office:value-type="float" office:value="1414" calcext:value-type="float">
            <text:p>1414</text:p>
          </table:table-cell>
          <table:table-cell table:number-columns-repeated="3"/>
          <table:table-cell table:style-name="ce25" office:value-type="string" calcext:value-type="string">
            <text:p>α0</text:p>
          </table:table-cell>
          <table:table-cell table:style-name="ce2" office:value-type="string" calcext:value-type="string">
            <text:p>“=”</text:p>
          </table:table-cell>
          <table:table-cell table:style-name="ce28" table:formula="of:=[.L10]*[.N6]+[.M10]*[.N7]" office:value-type="float" office:value="-13.5162684756316" calcext:value-type="float">
            <text:p>-13.5162684756316</text:p>
          </table:table-cell>
          <table:table-cell/>
          <table:table-cell table:formula="of:=[.$N$13]+[.$N$14]*[.D13]" office:value-type="float" office:value="6.55371572899102" calcext:value-type="float">
            <text:p>6.55371572899102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$E$2]-[.B14]" office:value-type="float" office:value="195" calcext:value-type="float">
            <text:p>195</text:p>
          </table:table-cell>
          <table:table-cell table:formula="of:=[.B15]-[.B14]" office:value-type="float" office:value="5" calcext:value-type="float">
            <text:p>5</text:p>
          </table:table-cell>
          <table:table-cell/>
          <table:table-cell table:formula="of:=[.D14]^2" office:value-type="float" office:value="38025" calcext:value-type="float">
            <text:p>38025</text:p>
          </table:table-cell>
          <table:table-cell table:formula="of:=[.D14]*[.E14]" office:value-type="float" office:value="975" calcext:value-type="float">
            <text:p>975</text:p>
          </table:table-cell>
          <table:table-cell table:number-columns-repeated="3"/>
          <table:table-cell table:style-name="ce25" office:value-type="string" calcext:value-type="string">
            <text:p>α1</text:p>
          </table:table-cell>
          <table:table-cell table:style-name="ce2"/>
          <table:table-cell table:style-name="ce28" table:formula="of:=[.L11]*[.N6]+[.M11]*[.N7]" office:value-type="float" office:value="0.0993563574486269" calcext:value-type="float">
            <text:p>0.099356357448627</text:p>
          </table:table-cell>
          <table:table-cell/>
          <table:table-cell table:formula="of:=[.$N$13]+[.$N$14]*[.D14]" office:value-type="float" office:value="5.85822122685063" calcext:value-type="float">
            <text:p>5.85822122685063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E$2]-[.B15]" office:value-type="float" office:value="190" calcext:value-type="float">
            <text:p>190</text:p>
          </table:table-cell>
          <table:table-cell table:formula="of:=[.B16]-[.B15]" office:value-type="float" office:value="4" calcext:value-type="float">
            <text:p>4</text:p>
          </table:table-cell>
          <table:table-cell/>
          <table:table-cell table:formula="of:=[.D15]^2" office:value-type="float" office:value="36100" calcext:value-type="float">
            <text:p>36100</text:p>
          </table:table-cell>
          <table:table-cell table:formula="of:=[.D15]*[.E15]" office:value-type="float" office:value="760" calcext:value-type="float">
            <text:p>760</text:p>
          </table:table-cell>
          <table:table-cell table:number-columns-repeated="7"/>
          <table:table-cell table:formula="of:=[.$N$13]+[.$N$14]*[.D15]" office:value-type="float" office:value="5.36143943960749" calcext:value-type="float">
            <text:p>5.36143943960749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$E$2]-[.B16]" office:value-type="float" office:value="186" calcext:value-type="float">
            <text:p>186</text:p>
          </table:table-cell>
          <table:table-cell table:formula="of:=[.B17]-[.B16]" office:value-type="float" office:value="4" calcext:value-type="float">
            <text:p>4</text:p>
          </table:table-cell>
          <table:table-cell/>
          <table:table-cell table:formula="of:=[.D16]^2" office:value-type="float" office:value="34596" calcext:value-type="float">
            <text:p>34596</text:p>
          </table:table-cell>
          <table:table-cell table:formula="of:=[.D16]*[.E16]" office:value-type="float" office:value="744" calcext:value-type="float">
            <text:p>744</text:p>
          </table:table-cell>
          <table:table-cell table:number-columns-repeated="7"/>
          <table:table-cell table:formula="of:=[.$N$13]+[.$N$14]*[.D16]" office:value-type="float" office:value="4.96401400981299" calcext:value-type="float">
            <text:p>4.96401400981299</text:p>
          </table:table-cell>
          <table:table-cell table:number-columns-repeated="98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$E$2]-[.B17]" office:value-type="float" office:value="182" calcext:value-type="float">
            <text:p>182</text:p>
          </table:table-cell>
          <table:table-cell table:formula="of:=[.B18]-[.B17]" office:value-type="float" office:value="5" calcext:value-type="float">
            <text:p>5</text:p>
          </table:table-cell>
          <table:table-cell/>
          <table:table-cell table:formula="of:=[.D17]^2" office:value-type="float" office:value="33124" calcext:value-type="float">
            <text:p>33124</text:p>
          </table:table-cell>
          <table:table-cell table:formula="of:=[.D17]*[.E17]" office:value-type="float" office:value="910" calcext:value-type="float">
            <text:p>910</text:p>
          </table:table-cell>
          <table:table-cell/>
          <table:table-cell table:style-name="ce21" office:value-type="string" calcext:value-type="string" table:number-columns-spanned="5" table:number-rows-spanned="1">
            <text:p>Simulation</text:p>
          </table:table-cell>
          <table:covered-table-cell table:number-columns-repeated="4" table:style-name="ce17"/>
          <table:table-cell/>
          <table:table-cell table:formula="of:=[.$N$13]+[.$N$14]*[.D17]" office:value-type="float" office:value="4.56658858001848" calcext:value-type="float">
            <text:p>4.56658858001848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$E$2]-[.B18]" office:value-type="float" office:value="177" calcext:value-type="float">
            <text:p>177</text:p>
          </table:table-cell>
          <table:table-cell table:formula="of:=[.B19]-[.B18]" office:value-type="float" office:value="4" calcext:value-type="float">
            <text:p>4</text:p>
          </table:table-cell>
          <table:table-cell/>
          <table:table-cell table:formula="of:=[.D18]^2" office:value-type="float" office:value="31329" calcext:value-type="float">
            <text:p>31329</text:p>
          </table:table-cell>
          <table:table-cell table:formula="of:=[.D18]*[.E18]" office:value-type="float" office:value="708" calcext:value-type="float">
            <text:p>708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M-T</text:p>
          </table:table-cell>
          <table:table-cell table:style-name="ce29" office:value-type="string" calcext:value-type="string">
            <text:p>ΔT</text:p>
          </table:table-cell>
          <table:table-cell/>
          <table:table-cell table:formula="of:=[.$N$13]+[.$N$14]*[.D18]" office:value-type="float" office:value="4.06980679277535" calcext:value-type="float">
            <text:p>4.06980679277535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$E$2]-[.B19]" office:value-type="float" office:value="173" calcext:value-type="float">
            <text:p>173</text:p>
          </table:table-cell>
          <table:table-cell table:formula="of:=[.B20]-[.B19]" office:value-type="float" office:value="5" calcext:value-type="float">
            <text:p>5</text:p>
          </table:table-cell>
          <table:table-cell/>
          <table:table-cell table:formula="of:=[.D19]^2" office:value-type="float" office:value="29929" calcext:value-type="float">
            <text:p>29929</text:p>
          </table:table-cell>
          <table:table-cell table:formula="of:=[.D19]*[.E19]" office:value-type="float" office:value="865" calcext:value-type="float">
            <text:p>86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formula="of:=[.K19]-[.L19]" office:value-type="float" office:value="6" calcext:value-type="float">
            <text:p>6</text:p>
          </table:table-cell>
          <table:table-cell table:formula="of:=IF([.M19]&lt;146;[.M19]/146;[.$N$13]+[.$N$14]*[.M19])" office:value-type="float" office:value="0.0410958904109589" calcext:value-type="float">
            <text:p>0.041095890410959</text:p>
          </table:table-cell>
          <table:table-cell/>
          <table:table-cell table:formula="of:=[.$N$13]+[.$N$14]*[.D19]" office:value-type="float" office:value="3.67238136298084" calcext:value-type="float">
            <text:p>3.67238136298084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$E$2]-[.B20]" office:value-type="float" office:value="168" calcext:value-type="float">
            <text:p>168</text:p>
          </table:table-cell>
          <table:table-cell table:formula="of:=[.B21]-[.B20]" office:value-type="float" office:value="4" calcext:value-type="float">
            <text:p>4</text:p>
          </table:table-cell>
          <table:table-cell/>
          <table:table-cell table:formula="of:=[.D20]^2" office:value-type="float" office:value="28224" calcext:value-type="float">
            <text:p>28224</text:p>
          </table:table-cell>
          <table:table-cell table:formula="of:=[.D20]*[.E20]" office:value-type="float" office:value="672" calcext:value-type="float">
            <text:p>672</text:p>
          </table:table-cell>
          <table:table-cell/>
          <table:table-cell table:formula="of:=[.J19]+1" office:value-type="float" office:value="2.5" calcext:value-type="float">
            <text:p>2.5</text:p>
          </table:table-cell>
          <table:table-cell table:formula="of:=[.K19]+21" office:value-type="float" office:value="93" calcext:value-type="float">
            <text:p>93</text:p>
          </table:table-cell>
          <table:table-cell table:formula="of:=[.L19]+[.N19]" office:value-type="float" office:value="66.041095890411" calcext:value-type="float">
            <text:p>66.041095890411</text:p>
          </table:table-cell>
          <table:table-cell table:formula="of:=[.K20]-[.L20]" office:value-type="float" office:value="26.958904109589" calcext:value-type="float">
            <text:p>26.958904109589</text:p>
          </table:table-cell>
          <table:table-cell table:formula="of:=IF([.M20]&lt;146;[.M20]/146;[.$N$13]+[.$N$14]*[.M20])" office:value-type="float" office:value="0.18465002814787" calcext:value-type="float">
            <text:p>0.18465002814787</text:p>
          </table:table-cell>
          <table:table-cell/>
          <table:table-cell table:formula="of:=[.$N$13]+[.$N$14]*[.D20]" office:value-type="float" office:value="3.1755995757377" calcext:value-type="float">
            <text:p>3.1755995757377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$E$2]-[.B21]" office:value-type="float" office:value="164" calcext:value-type="float">
            <text:p>164</text:p>
          </table:table-cell>
          <table:table-cell table:formula="of:=[.B22]-[.B21]" office:value-type="float" office:value="3" calcext:value-type="float">
            <text:p>3</text:p>
          </table:table-cell>
          <table:table-cell/>
          <table:table-cell table:formula="of:=[.D21]^2" office:value-type="float" office:value="26896" calcext:value-type="float">
            <text:p>26896</text:p>
          </table:table-cell>
          <table:table-cell table:formula="of:=[.D21]*[.E21]" office:value-type="float" office:value="492" calcext:value-type="float">
            <text:p>492</text:p>
          </table:table-cell>
          <table:table-cell/>
          <table:table-cell table:formula="of:=[.J20]+1" office:value-type="float" office:value="3.5" calcext:value-type="float">
            <text:p>3.5</text:p>
          </table:table-cell>
          <table:table-cell table:formula="of:=[.K20]+21" office:value-type="float" office:value="114" calcext:value-type="float">
            <text:p>114</text:p>
          </table:table-cell>
          <table:table-cell table:formula="of:=[.L20]+[.N20]" office:value-type="float" office:value="66.2257459185588" calcext:value-type="float">
            <text:p>66.2257459185588</text:p>
          </table:table-cell>
          <table:table-cell table:formula="of:=[.K21]-[.L21]" office:value-type="float" office:value="47.7742540814412" calcext:value-type="float">
            <text:p>47.7742540814412</text:p>
          </table:table-cell>
          <table:table-cell table:formula="of:=IF([.M21]&lt;146;[.M21]/146;[.$N$13]+[.$N$14]*[.M21])" office:value-type="float" office:value="0.327220918366035" calcext:value-type="float">
            <text:p>0.327220918366035</text:p>
          </table:table-cell>
          <table:table-cell/>
          <table:table-cell table:formula="of:=[.$N$13]+[.$N$14]*[.D21]" office:value-type="float" office:value="2.7781741459432" calcext:value-type="float">
            <text:p>2.7781741459432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$E$2]-[.B22]" office:value-type="float" office:value="161" calcext:value-type="float">
            <text:p>161</text:p>
          </table:table-cell>
          <table:table-cell table:formula="of:=[.B23]-[.B22]" office:value-type="float" office:value="3" calcext:value-type="float">
            <text:p>3</text:p>
          </table:table-cell>
          <table:table-cell/>
          <table:table-cell table:formula="of:=[.D22]^2" office:value-type="float" office:value="25921" calcext:value-type="float">
            <text:p>25921</text:p>
          </table:table-cell>
          <table:table-cell table:formula="of:=[.D22]*[.E22]" office:value-type="float" office:value="483" calcext:value-type="float">
            <text:p>483</text:p>
          </table:table-cell>
          <table:table-cell/>
          <table:table-cell table:formula="of:=[.J21]+1" office:value-type="float" office:value="4.5" calcext:value-type="float">
            <text:p>4.5</text:p>
          </table:table-cell>
          <table:table-cell table:formula="of:=[.K21]+21" office:value-type="float" office:value="135" calcext:value-type="float">
            <text:p>135</text:p>
          </table:table-cell>
          <table:table-cell table:formula="of:=[.L21]+[.N21]" office:value-type="float" office:value="66.5529668369249" calcext:value-type="float">
            <text:p>66.5529668369249</text:p>
          </table:table-cell>
          <table:table-cell table:formula="of:=[.K22]-[.L22]" office:value-type="float" office:value="68.4470331630751" calcext:value-type="float">
            <text:p>68.4470331630751</text:p>
          </table:table-cell>
          <table:table-cell table:formula="of:=IF([.M22]&lt;146;[.M22]/146;[.$N$13]+[.$N$14]*[.M22])" office:value-type="float" office:value="0.468815295637501" calcext:value-type="float">
            <text:p>0.468815295637501</text:p>
          </table:table-cell>
          <table:table-cell/>
          <table:table-cell table:formula="of:=[.$N$13]+[.$N$14]*[.D22]" office:value-type="float" office:value="2.48010507359731" calcext:value-type="float">
            <text:p>2.48010507359731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$E$2]-[.B23]" office:value-type="float" office:value="158" calcext:value-type="float">
            <text:p>158</text:p>
          </table:table-cell>
          <table:table-cell table:formula="of:=[.B24]-[.B23]" office:value-type="float" office:value="2" calcext:value-type="float">
            <text:p>2</text:p>
          </table:table-cell>
          <table:table-cell/>
          <table:table-cell table:formula="of:=[.D23]^2" office:value-type="float" office:value="24964" calcext:value-type="float">
            <text:p>24964</text:p>
          </table:table-cell>
          <table:table-cell table:formula="of:=[.D23]*[.E23]" office:value-type="float" office:value="316" calcext:value-type="float">
            <text:p>316</text:p>
          </table:table-cell>
          <table:table-cell/>
          <table:table-cell table:formula="of:=[.J22]+1" office:value-type="float" office:value="5.5" calcext:value-type="float">
            <text:p>5.5</text:p>
          </table:table-cell>
          <table:table-cell table:formula="of:=[.K22]+21" office:value-type="float" office:value="156" calcext:value-type="float">
            <text:p>156</text:p>
          </table:table-cell>
          <table:table-cell table:formula="of:=[.L22]+[.N22]" office:value-type="float" office:value="67.0217821325624" calcext:value-type="float">
            <text:p>67.0217821325624</text:p>
          </table:table-cell>
          <table:table-cell table:formula="of:=[.K23]-[.L23]" office:value-type="float" office:value="88.9782178674376" calcext:value-type="float">
            <text:p>88.9782178674376</text:p>
          </table:table-cell>
          <table:table-cell table:formula="of:=IF([.M23]&lt;146;[.M23]/146;[.$N$13]+[.$N$14]*[.M23])" office:value-type="float" office:value="0.609439848407107" calcext:value-type="float">
            <text:p>0.609439848407107</text:p>
          </table:table-cell>
          <table:table-cell/>
          <table:table-cell table:formula="of:=[.$N$13]+[.$N$14]*[.D23]" office:value-type="float" office:value="2.18203600125143" calcext:value-type="float">
            <text:p>2.18203600125143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$E$2]-[.B24]" office:value-type="float" office:value="156" calcext:value-type="float">
            <text:p>156</text:p>
          </table:table-cell>
          <table:table-cell table:formula="of:=[.B25]-[.B24]" office:value-type="float" office:value="2" calcext:value-type="float">
            <text:p>2</text:p>
          </table:table-cell>
          <table:table-cell/>
          <table:table-cell table:formula="of:=[.D24]^2" office:value-type="float" office:value="24336" calcext:value-type="float">
            <text:p>24336</text:p>
          </table:table-cell>
          <table:table-cell table:formula="of:=[.D24]*[.E24]" office:value-type="float" office:value="312" calcext:value-type="float">
            <text:p>312</text:p>
          </table:table-cell>
          <table:table-cell/>
          <table:table-cell table:formula="of:=[.J23]+1" office:value-type="float" office:value="6.5" calcext:value-type="float">
            <text:p>6.5</text:p>
          </table:table-cell>
          <table:table-cell table:formula="of:=[.K23]+21" office:value-type="float" office:value="177" calcext:value-type="float">
            <text:p>177</text:p>
          </table:table-cell>
          <table:table-cell table:formula="of:=[.L23]+[.N23]" office:value-type="float" office:value="67.6312219809695" calcext:value-type="float">
            <text:p>67.6312219809695</text:p>
          </table:table-cell>
          <table:table-cell table:formula="of:=[.K24]-[.L24]" office:value-type="float" office:value="109.368778019031" calcext:value-type="float">
            <text:p>109.368778019031</text:p>
          </table:table-cell>
          <table:table-cell table:formula="of:=IF([.M24]&lt;146;[.M24]/146;[.$N$13]+[.$N$14]*[.M24])" office:value-type="float" office:value="0.749101219308428" calcext:value-type="float">
            <text:p>0.749101219308428</text:p>
          </table:table-cell>
          <table:table-cell/>
          <table:table-cell table:formula="of:=[.$N$13]+[.$N$14]*[.D24]" office:value-type="float" office:value="1.98332328635418" calcext:value-type="float">
            <text:p>1.98332328635418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$E$2]-[.B25]" office:value-type="float" office:value="154" calcext:value-type="float">
            <text:p>154</text:p>
          </table:table-cell>
          <table:table-cell table:formula="of:=[.B26]-[.B25]" office:value-type="float" office:value="2" calcext:value-type="float">
            <text:p>2</text:p>
          </table:table-cell>
          <table:table-cell/>
          <table:table-cell table:formula="of:=[.D25]^2" office:value-type="float" office:value="23716" calcext:value-type="float">
            <text:p>23716</text:p>
          </table:table-cell>
          <table:table-cell table:formula="of:=[.D25]*[.E25]" office:value-type="float" office:value="308" calcext:value-type="float">
            <text:p>308</text:p>
          </table:table-cell>
          <table:table-cell/>
          <table:table-cell table:formula="of:=[.J24]+1" office:value-type="float" office:value="7.5" calcext:value-type="float">
            <text:p>7.5</text:p>
          </table:table-cell>
          <table:table-cell table:formula="of:=[.K24]+21" office:value-type="float" office:value="198" calcext:value-type="float">
            <text:p>198</text:p>
          </table:table-cell>
          <table:table-cell table:formula="of:=[.L24]+[.N24]" office:value-type="float" office:value="68.3803232002779" calcext:value-type="float">
            <text:p>68.3803232002779</text:p>
          </table:table-cell>
          <table:table-cell table:formula="of:=[.K25]-[.L25]" office:value-type="float" office:value="129.619676799722" calcext:value-type="float">
            <text:p>129.619676799722</text:p>
          </table:table-cell>
          <table:table-cell table:formula="of:=IF([.M25]&lt;146;[.M25]/146;[.$N$13]+[.$N$14]*[.M25])" office:value-type="float" office:value="0.887806005477549" calcext:value-type="float">
            <text:p>0.887806005477549</text:p>
          </table:table-cell>
          <table:table-cell/>
          <table:table-cell table:formula="of:=[.$N$13]+[.$N$14]*[.D25]" office:value-type="float" office:value="1.78461057145693" calcext:value-type="float">
            <text:p>1.78461057145693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$E$2]-[.B26]" office:value-type="float" office:value="152" calcext:value-type="float">
            <text:p>152</text:p>
          </table:table-cell>
          <table:table-cell table:formula="of:=[.B27]-[.B26]" office:value-type="float" office:value="2" calcext:value-type="float">
            <text:p>2</text:p>
          </table:table-cell>
          <table:table-cell/>
          <table:table-cell table:formula="of:=[.D26]^2" office:value-type="float" office:value="23104" calcext:value-type="float">
            <text:p>23104</text:p>
          </table:table-cell>
          <table:table-cell table:formula="of:=[.D26]*[.E26]" office:value-type="float" office:value="304" calcext:value-type="float">
            <text:p>304</text:p>
          </table:table-cell>
          <table:table-cell/>
          <table:table-cell table:formula="of:=[.J25]+1" office:value-type="float" office:value="8.5" calcext:value-type="float">
            <text:p>8.5</text:p>
          </table:table-cell>
          <table:table-cell table:formula="of:=[.K25]+21" office:value-type="float" office:value="219" calcext:value-type="float">
            <text:p>219</text:p>
          </table:table-cell>
          <table:table-cell table:formula="of:=[.L25]+[.N25]" office:value-type="float" office:value="69.2681292057554" calcext:value-type="float">
            <text:p>69.2681292057554</text:p>
          </table:table-cell>
          <table:table-cell table:formula="of:=[.K26]-[.L26]" office:value-type="float" office:value="149.731870794245" calcext:value-type="float">
            <text:p>149.731870794245</text:p>
          </table:table-cell>
          <table:table-cell table:formula="of:=IF([.M26]&lt;146;[.M26]/146;[.$N$13]+[.$N$14]*[.M26])" office:value-type="float" office:value="1.36054480045297" calcext:value-type="float">
            <text:p>1.36054480045297</text:p>
          </table:table-cell>
          <table:table-cell/>
          <table:table-cell table:formula="of:=[.$N$13]+[.$N$14]*[.D26]" office:value-type="float" office:value="1.58589785655967" calcext:value-type="float">
            <text:p>1.58589785655967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$E$2]-[.B27]" office:value-type="float" office:value="150" calcext:value-type="float">
            <text:p>150</text:p>
          </table:table-cell>
          <table:table-cell table:formula="of:=[.B28]-[.B27]" office:value-type="float" office:value="2" calcext:value-type="float">
            <text:p>2</text:p>
          </table:table-cell>
          <table:table-cell/>
          <table:table-cell table:formula="of:=[.D27]^2" office:value-type="float" office:value="22500" calcext:value-type="float">
            <text:p>22500</text:p>
          </table:table-cell>
          <table:table-cell table:formula="of:=[.D27]*[.E27]" office:value-type="float" office:value="300" calcext:value-type="float">
            <text:p>300</text:p>
          </table:table-cell>
          <table:table-cell/>
          <table:table-cell table:formula="of:=[.J26]+1" office:value-type="float" office:value="9.5" calcext:value-type="float">
            <text:p>9.5</text:p>
          </table:table-cell>
          <table:table-cell table:formula="of:=[.K26]+21" office:value-type="float" office:value="240" calcext:value-type="float">
            <text:p>240</text:p>
          </table:table-cell>
          <table:table-cell table:formula="of:=[.L26]+[.N26]" office:value-type="float" office:value="70.6286740062084" calcext:value-type="float">
            <text:p>70.6286740062084</text:p>
          </table:table-cell>
          <table:table-cell table:formula="of:=[.K27]-[.L27]" office:value-type="float" office:value="169.371325993792" calcext:value-type="float">
            <text:p>169.371325993792</text:p>
          </table:table-cell>
          <table:table-cell table:formula="of:=IF([.M27]&lt;146;[.M27]/146;[.$N$13]+[.$N$14]*[.M27])" office:value-type="float" office:value="3.31184953135545" calcext:value-type="float">
            <text:p>3.31184953135545</text:p>
          </table:table-cell>
          <table:table-cell/>
          <table:table-cell table:formula="of:=[.$N$13]+[.$N$14]*[.D27]" office:value-type="float" office:value="1.38718514166242" calcext:value-type="float">
            <text:p>1.38718514166242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$E$2]-[.B28]" office:value-type="float" office:value="148" calcext:value-type="float">
            <text:p>148</text:p>
          </table:table-cell>
          <table:table-cell table:formula="of:=[.B29]-[.B28]" office:value-type="float" office:value="1" calcext:value-type="float">
            <text:p>1</text:p>
          </table:table-cell>
          <table:table-cell/>
          <table:table-cell table:formula="of:=[.D28]^2" office:value-type="float" office:value="21904" calcext:value-type="float">
            <text:p>21904</text:p>
          </table:table-cell>
          <table:table-cell table:formula="of:=[.D28]*[.E28]" office:value-type="float" office:value="148" calcext:value-type="float">
            <text:p>148</text:p>
          </table:table-cell>
          <table:table-cell/>
          <table:table-cell table:formula="of:=[.J27]+1" office:value-type="float" office:value="10.5" calcext:value-type="float">
            <text:p>10.5</text:p>
          </table:table-cell>
          <table:table-cell table:formula="of:=[.K27]+21" office:value-type="float" office:value="261" calcext:value-type="float">
            <text:p>261</text:p>
          </table:table-cell>
          <table:table-cell table:formula="of:=[.L27]+[.N27]" office:value-type="float" office:value="73.9405235375639" calcext:value-type="float">
            <text:p>73.9405235375639</text:p>
          </table:table-cell>
          <table:table-cell table:formula="of:=[.K28]-[.L28]" office:value-type="float" office:value="187.059476462436" calcext:value-type="float">
            <text:p>187.059476462436</text:p>
          </table:table-cell>
          <table:table-cell table:formula="of:=IF([.M28]&lt;146;[.M28]/146;[.$N$13]+[.$N$14]*[.M28])" office:value-type="float" office:value="5.0692797319232" calcext:value-type="float">
            <text:p>5.0692797319232</text:p>
          </table:table-cell>
          <table:table-cell/>
          <table:table-cell table:formula="of:=[.$N$13]+[.$N$14]*[.D28]" office:value-type="float" office:value="1.18847242676516" calcext:value-type="float">
            <text:p>1.18847242676516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$E$2]-[.B29]" office:value-type="float" office:value="147" calcext:value-type="float">
            <text:p>147</text:p>
          </table:table-cell>
          <table:table-cell table:formula="of:=[.B30]-[.B29]" office:value-type="float" office:value="1" calcext:value-type="float">
            <text:p>1</text:p>
          </table:table-cell>
          <table:table-cell/>
          <table:table-cell table:formula="of:=[.D29]^2" office:value-type="float" office:value="21609" calcext:value-type="float">
            <text:p>21609</text:p>
          </table:table-cell>
          <table:table-cell table:formula="of:=[.D29]*[.E29]" office:value-type="float" office:value="147" calcext:value-type="float">
            <text:p>147</text:p>
          </table:table-cell>
          <table:table-cell/>
          <table:table-cell table:formula="of:=[.J28]+1" office:value-type="float" office:value="11.5" calcext:value-type="float">
            <text:p>11.5</text:p>
          </table:table-cell>
          <table:table-cell table:formula="of:=[.K28]+21" office:value-type="float" office:value="282" calcext:value-type="float">
            <text:p>282</text:p>
          </table:table-cell>
          <table:table-cell table:formula="of:=[.L28]+[.N28]" office:value-type="float" office:value="79.0098032694871" calcext:value-type="float">
            <text:p>79.0098032694871</text:p>
          </table:table-cell>
          <table:table-cell table:formula="of:=[.K29]-[.L29]" office:value-type="float" office:value="202.990196730513" calcext:value-type="float">
            <text:p>202.990196730513</text:p>
          </table:table-cell>
          <table:table-cell table:formula="of:=IF([.M29]&lt;146;[.M29]/146;[.$N$13]+[.$N$14]*[.M29])" office:value-type="float" office:value="6.65209806929232" calcext:value-type="float">
            <text:p>6.65209806929232</text:p>
          </table:table-cell>
          <table:table-cell/>
          <table:table-cell table:formula="of:=[.$N$13]+[.$N$14]*[.D29]" office:value-type="float" office:value="1.08911606931654" calcext:value-type="float">
            <text:p>1.08911606931654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$E$2]-[.B30]" office:value-type="float" office:value="146" calcext:value-type="float">
            <text:p>146</text:p>
          </table:table-cell>
          <table:table-cell table:formula="of:=[.B31]-[.B30]" office:value-type="float" office:value="1" calcext:value-type="float">
            <text:p>1</text:p>
          </table:table-cell>
          <table:table-cell/>
          <table:table-cell table:formula="of:=[.D30]^2" office:value-type="float" office:value="21316" calcext:value-type="float">
            <text:p>21316</text:p>
          </table:table-cell>
          <table:table-cell table:formula="of:=[.D30]*[.E30]" office:value-type="float" office:value="146" calcext:value-type="float">
            <text:p>146</text:p>
          </table:table-cell>
          <table:table-cell/>
          <table:table-cell table:formula="of:=[.J29]+1" office:value-type="float" office:value="12.5" calcext:value-type="float">
            <text:p>12.5</text:p>
          </table:table-cell>
          <table:table-cell table:formula="of:=[.K29]+21" office:value-type="float" office:value="303" calcext:value-type="float">
            <text:p>303</text:p>
          </table:table-cell>
          <table:table-cell table:formula="of:=[.L29]+[.N29]" office:value-type="float" office:value="85.6619013387794" calcext:value-type="float">
            <text:p>85.6619013387794</text:p>
          </table:table-cell>
          <table:table-cell table:formula="of:=[.K30]-[.L30]" office:value-type="float" office:value="217.338098661221" calcext:value-type="float">
            <text:p>217.338098661221</text:p>
          </table:table-cell>
          <table:table-cell table:formula="of:=IF([.M30]&lt;146;[.M30]/146;[.$N$13]+[.$N$14]*[.M30])" office:value-type="float" office:value="8.07765334215756" calcext:value-type="float">
            <text:p>8.07765334215756</text:p>
          </table:table-cell>
          <table:table-cell/>
          <table:table-cell table:formula="of:=[.$N$13]+[.$N$14]*[.D30]" office:value-type="float" office:value="0.989759711867912" calcext:value-type="float">
            <text:p>0.989759711867912</text:p>
          </table:table-cell>
          <table:table-cell table:number-columns-repeated="6"/>
          <table:table-cell table:style-name="ce30"/>
          <table:table-cell table:number-columns-repeated="9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$E$2]-[.B31]" office:value-type="float" office:value="145" calcext:value-type="float">
            <text:p>145</text:p>
          </table:table-cell>
          <table:table-cell table:number-columns-repeated="5"/>
          <table:table-cell table:formula="of:=[.J30]+1" office:value-type="float" office:value="13.5" calcext:value-type="float">
            <text:p>13.5</text:p>
          </table:table-cell>
          <table:table-cell table:formula="of:=[.K30]+21" office:value-type="float" office:value="324" calcext:value-type="float">
            <text:p>324</text:p>
          </table:table-cell>
          <table:table-cell table:formula="of:=[.L30]+[.N30]" office:value-type="float" office:value="93.7395546809369" calcext:value-type="float">
            <text:p>93.7395546809369</text:p>
          </table:table-cell>
          <table:table-cell table:formula="of:=[.K31]-[.L31]" office:value-type="float" office:value="230.260445319063" calcext:value-type="float">
            <text:p>230.260445319063</text:p>
          </table:table-cell>
          <table:table-cell table:formula="of:=IF([.M31]&lt;146;[.M31]/146;[.$N$13]+[.$N$14]*[.M31])" office:value-type="float" office:value="9.36157063576922" calcext:value-type="float">
            <text:p>9.3615706357692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1]+1" office:value-type="float" office:value="14.5" calcext:value-type="float">
            <text:p>14.5</text:p>
          </table:table-cell>
          <table:table-cell table:formula="of:=[.K31]+21" office:value-type="float" office:value="345" calcext:value-type="float">
            <text:p>345</text:p>
          </table:table-cell>
          <table:table-cell table:formula="of:=[.L31]+[.N31]" office:value-type="float" office:value="103.101125316706" calcext:value-type="float">
            <text:p>103.101125316706</text:p>
          </table:table-cell>
          <table:table-cell table:formula="of:=[.K32]-[.L32]" office:value-type="float" office:value="241.898874683294" calcext:value-type="float">
            <text:p>241.898874683294</text:p>
          </table:table-cell>
          <table:table-cell table:formula="of:=IF([.M32]&lt;146;[.M32]/146;[.$N$13]+[.$N$14]*[.M32])" office:value-type="float" office:value="10.5179225838223" calcext:value-type="float">
            <text:p>10.5179225838223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Sums:</text:p>
          </table:table-cell>
          <table:table-cell table:style-name="ce3"/>
          <table:table-cell table:style-name="ce3" table:formula="of:=SUM([.D5:.D30])" office:value-type="float" office:value="4936" calcext:value-type="float">
            <text:p>4936</text:p>
          </table:table-cell>
          <table:table-cell table:style-name="ce3" table:formula="of:=SUM([.E5:.E30])" office:value-type="float" office:value="139" calcext:value-type="float">
            <text:p>139</text:p>
          </table:table-cell>
          <table:table-cell table:style-name="ce3"/>
          <table:table-cell table:style-name="ce3" table:formula="of:=SUM([.G5:.G30])" office:value-type="float" office:value="977404" calcext:value-type="float">
            <text:p>977404</text:p>
          </table:table-cell>
          <table:table-cell table:style-name="ce3" table:formula="of:=SUM([.H5:.H30])" office:value-type="float" office:value="30395" calcext:value-type="float">
            <text:p>30395</text:p>
          </table:table-cell>
          <table:table-cell/>
          <table:table-cell table:formula="of:=[.J32]+1" office:value-type="float" office:value="15.5" calcext:value-type="float">
            <text:p>15.5</text:p>
          </table:table-cell>
          <table:table-cell office:value-type="float" office:value="350" calcext:value-type="float">
            <text:p>350</text:p>
          </table:table-cell>
          <table:table-cell table:formula="of:=[.L32]+[.N32]" office:value-type="float" office:value="113.619047900529" calcext:value-type="float">
            <text:p>113.619047900529</text:p>
          </table:table-cell>
          <table:table-cell table:formula="of:=[.K33]-[.L33]" office:value-type="float" office:value="236.380952099472" calcext:value-type="float">
            <text:p>236.380952099472</text:p>
          </table:table-cell>
          <table:table-cell table:formula="of:=IF([.M33]&lt;146;[.M33]/146;[.$N$13]+[.$N$14]*[.M33])" office:value-type="float" office:value="9.96968189521023" calcext:value-type="float">
            <text:p>9.9696818952102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3]+1" office:value-type="float" office:value="16.5" calcext:value-type="float">
            <text:p>16.5</text:p>
          </table:table-cell>
          <table:table-cell table:formula="of:=[.K33]" office:value-type="float" office:value="350" calcext:value-type="float">
            <text:p>350</text:p>
          </table:table-cell>
          <table:table-cell table:formula="of:=[.L33]+[.N33]" office:value-type="float" office:value="123.588729795739" calcext:value-type="float">
            <text:p>123.588729795739</text:p>
          </table:table-cell>
          <table:table-cell table:formula="of:=[.K34]-[.L34]" office:value-type="float" office:value="226.411270204261" calcext:value-type="float">
            <text:p>226.411270204261</text:p>
          </table:table-cell>
          <table:table-cell table:formula="of:=IF([.M34]&lt;146;[.M34]/146;[.$N$13]+[.$N$14]*[.M34])" office:value-type="float" office:value="8.97913061718062" calcext:value-type="float">
            <text:p>8.9791306171806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4]+1" office:value-type="float" office:value="17.5" calcext:value-type="float">
            <text:p>17.5</text:p>
          </table:table-cell>
          <table:table-cell table:formula="of:=[.K34]" office:value-type="float" office:value="350" calcext:value-type="float">
            <text:p>350</text:p>
          </table:table-cell>
          <table:table-cell table:formula="of:=[.L34]+[.N34]" office:value-type="float" office:value="132.567860412919" calcext:value-type="float">
            <text:p>132.567860412919</text:p>
          </table:table-cell>
          <table:table-cell table:formula="of:=[.K35]-[.L35]" office:value-type="float" office:value="217.432139587081" calcext:value-type="float">
            <text:p>217.432139587081</text:p>
          </table:table-cell>
          <table:table-cell table:formula="of:=IF([.M35]&lt;146;[.M35]/146;[.$N$13]+[.$N$14]*[.M35])" office:value-type="float" office:value="8.08699690600211" calcext:value-type="float">
            <text:p>8.08699690600211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5]+1" office:value-type="float" office:value="18.5" calcext:value-type="float">
            <text:p>18.5</text:p>
          </table:table-cell>
          <table:table-cell table:formula="of:=[.K35]" office:value-type="float" office:value="350" calcext:value-type="float">
            <text:p>350</text:p>
          </table:table-cell>
          <table:table-cell table:formula="of:=[.L35]+[.N35]" office:value-type="float" office:value="140.654857318921" calcext:value-type="float">
            <text:p>140.654857318921</text:p>
          </table:table-cell>
          <table:table-cell table:formula="of:=[.K36]-[.L36]" office:value-type="float" office:value="209.345142681079" calcext:value-type="float">
            <text:p>209.345142681079</text:p>
          </table:table-cell>
          <table:table-cell table:formula="of:=IF([.M36]&lt;146;[.M36]/146;[.$N$13]+[.$N$14]*[.M36])" office:value-type="float" office:value="7.28350235072342" calcext:value-type="float">
            <text:p>7.2835023507234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6]+1" office:value-type="float" office:value="19.5" calcext:value-type="float">
            <text:p>19.5</text:p>
          </table:table-cell>
          <table:table-cell table:formula="of:=[.K36]" office:value-type="float" office:value="350" calcext:value-type="float">
            <text:p>350</text:p>
          </table:table-cell>
          <table:table-cell table:formula="of:=[.L36]+[.N36]" office:value-type="float" office:value="147.938359669645" calcext:value-type="float">
            <text:p>147.938359669645</text:p>
          </table:table-cell>
          <table:table-cell table:formula="of:=[.K37]-[.L37]" office:value-type="float" office:value="202.061640330355" calcext:value-type="float">
            <text:p>202.061640330355</text:p>
          </table:table-cell>
          <table:table-cell table:formula="of:=IF([.M37]&lt;146;[.M37]/146;[.$N$13]+[.$N$14]*[.M37])" office:value-type="float" office:value="6.55984008768704" calcext:value-type="float">
            <text:p>6.55984008768704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7]+1" office:value-type="float" office:value="20.5" calcext:value-type="float">
            <text:p>20.5</text:p>
          </table:table-cell>
          <table:table-cell table:formula="of:=[.K37]" office:value-type="float" office:value="350" calcext:value-type="float">
            <text:p>350</text:p>
          </table:table-cell>
          <table:table-cell table:formula="of:=[.L37]+[.N37]" office:value-type="float" office:value="154.498199757332" calcext:value-type="float">
            <text:p>154.498199757332</text:p>
          </table:table-cell>
          <table:table-cell table:formula="of:=[.K38]-[.L38]" office:value-type="float" office:value="195.501800242668" calcext:value-type="float">
            <text:p>195.501800242668</text:p>
          </table:table-cell>
          <table:table-cell table:formula="of:=IF([.M38]&lt;146;[.M38]/146;[.$N$13]+[.$N$14]*[.M38])" office:value-type="float" office:value="5.90807827112897" calcext:value-type="float">
            <text:p>5.90807827112897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8]+1" office:value-type="float" office:value="21.5" calcext:value-type="float">
            <text:p>21.5</text:p>
          </table:table-cell>
          <table:table-cell table:formula="of:=[.K38]" office:value-type="float" office:value="350" calcext:value-type="float">
            <text:p>350</text:p>
          </table:table-cell>
          <table:table-cell table:formula="of:=[.L38]+[.N38]" office:value-type="float" office:value="160.406278028461" calcext:value-type="float">
            <text:p>160.406278028461</text:p>
          </table:table-cell>
          <table:table-cell table:formula="of:=[.K39]-[.L39]" office:value-type="float" office:value="189.593721971539" calcext:value-type="float">
            <text:p>189.593721971539</text:p>
          </table:table-cell>
          <table:table-cell table:formula="of:=IF([.M39]&lt;146;[.M39]/146;[.$N$13]+[.$N$14]*[.M39])" office:value-type="float" office:value="5.32107313458821" calcext:value-type="float">
            <text:p>5.32107313458821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9]+1" office:value-type="float" office:value="22.5" calcext:value-type="float">
            <text:p>22.5</text:p>
          </table:table-cell>
          <table:table-cell table:formula="of:=[.K39]" office:value-type="float" office:value="350" calcext:value-type="float">
            <text:p>350</text:p>
          </table:table-cell>
          <table:table-cell table:formula="of:=[.L39]+[.N39]" office:value-type="float" office:value="165.727351163049" calcext:value-type="float">
            <text:p>165.727351163049</text:p>
          </table:table-cell>
          <table:table-cell table:formula="of:=[.K40]-[.L40]" office:value-type="float" office:value="184.272648836951" calcext:value-type="float">
            <text:p>184.272648836951</text:p>
          </table:table-cell>
          <table:table-cell table:formula="of:=IF([.M40]&lt;146;[.M40]/146;[.$N$13]+[.$N$14]*[.M40])" office:value-type="float" office:value="4.79239069021778" calcext:value-type="float">
            <text:p>4.79239069021778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0]+1" office:value-type="float" office:value="23.5" calcext:value-type="float">
            <text:p>23.5</text:p>
          </table:table-cell>
          <table:table-cell table:formula="of:=[.K40]" office:value-type="float" office:value="350" calcext:value-type="float">
            <text:p>350</text:p>
          </table:table-cell>
          <table:table-cell table:formula="of:=[.L40]+[.N40]" office:value-type="float" office:value="170.519741853267" calcext:value-type="float">
            <text:p>170.519741853267</text:p>
          </table:table-cell>
          <table:table-cell table:formula="of:=[.K41]-[.L41]" office:value-type="float" office:value="179.480258146733" calcext:value-type="float">
            <text:p>179.480258146733</text:p>
          </table:table-cell>
          <table:table-cell table:formula="of:=IF([.M41]&lt;146;[.M41]/146;[.$N$13]+[.$N$14]*[.M41])" office:value-type="float" office:value="4.31623620776703" calcext:value-type="float">
            <text:p>4.3162362077670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1]+1" office:value-type="float" office:value="24.5" calcext:value-type="float">
            <text:p>24.5</text:p>
          </table:table-cell>
          <table:table-cell table:formula="of:=[.K41]" office:value-type="float" office:value="350" calcext:value-type="float">
            <text:p>350</text:p>
          </table:table-cell>
          <table:table-cell table:formula="of:=[.L41]+[.N41]" office:value-type="float" office:value="174.835978061034" calcext:value-type="float">
            <text:p>174.835978061034</text:p>
          </table:table-cell>
          <table:table-cell table:formula="of:=[.K42]-[.L42]" office:value-type="float" office:value="175.164021938966" calcext:value-type="float">
            <text:p>175.164021938966</text:p>
          </table:table-cell>
          <table:table-cell table:formula="of:=IF([.M42]&lt;146;[.M42]/146;[.$N$13]+[.$N$14]*[.M42])" office:value-type="float" office:value="3.88739070027543" calcext:value-type="float">
            <text:p>3.8873907002754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2]+1" office:value-type="float" office:value="25.5" calcext:value-type="float">
            <text:p>25.5</text:p>
          </table:table-cell>
          <table:table-cell table:formula="of:=[.K42]" office:value-type="float" office:value="350" calcext:value-type="float">
            <text:p>350</text:p>
          </table:table-cell>
          <table:table-cell table:formula="of:=[.L42]+[.N42]" office:value-type="float" office:value="178.723368761309" calcext:value-type="float">
            <text:p>178.723368761309</text:p>
          </table:table-cell>
          <table:table-cell table:formula="of:=[.K43]-[.L43]" office:value-type="float" office:value="171.276631238691" calcext:value-type="float">
            <text:p>171.276631238691</text:p>
          </table:table-cell>
          <table:table-cell table:formula="of:=IF([.M43]&lt;146;[.M43]/146;[.$N$13]+[.$N$14]*[.M43])" office:value-type="float" office:value="3.50115372031639" calcext:value-type="float">
            <text:p>3.50115372031639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3]+1" office:value-type="float" office:value="26.5" calcext:value-type="float">
            <text:p>26.5</text:p>
          </table:table-cell>
          <table:table-cell table:formula="of:=[.K43]" office:value-type="float" office:value="350" calcext:value-type="float">
            <text:p>350</text:p>
          </table:table-cell>
          <table:table-cell table:formula="of:=[.L43]+[.N43]" office:value-type="float" office:value="182.224522481626" calcext:value-type="float">
            <text:p>182.224522481626</text:p>
          </table:table-cell>
          <table:table-cell table:formula="of:=[.K44]-[.L44]" office:value-type="float" office:value="167.775477518374" calcext:value-type="float">
            <text:p>167.775477518374</text:p>
          </table:table-cell>
          <table:table-cell table:formula="of:=IF([.M44]&lt;146;[.M44]/146;[.$N$13]+[.$N$14]*[.M44])" office:value-type="float" office:value="3.15329183979805" calcext:value-type="float">
            <text:p>3.15329183979805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4]+1" office:value-type="float" office:value="27.5" calcext:value-type="float">
            <text:p>27.5</text:p>
          </table:table-cell>
          <table:table-cell table:formula="of:=[.K44]" office:value-type="float" office:value="350" calcext:value-type="float">
            <text:p>350</text:p>
          </table:table-cell>
          <table:table-cell table:formula="of:=[.L44]+[.N44]" office:value-type="float" office:value="185.377814321424" calcext:value-type="float">
            <text:p>185.377814321424</text:p>
          </table:table-cell>
          <table:table-cell table:formula="of:=[.K45]-[.L45]" office:value-type="float" office:value="164.622185678576" calcext:value-type="float">
            <text:p>164.622185678576</text:p>
          </table:table-cell>
          <table:table-cell table:formula="of:=IF([.M45]&lt;146;[.M45]/146;[.$N$13]+[.$N$14]*[.M45])" office:value-type="float" office:value="2.83999224862324" calcext:value-type="float">
            <text:p>2.83999224862324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5]+1" office:value-type="float" office:value="28.5" calcext:value-type="float">
            <text:p>28.5</text:p>
          </table:table-cell>
          <table:table-cell table:formula="of:=[.K45]" office:value-type="float" office:value="350" calcext:value-type="float">
            <text:p>350</text:p>
          </table:table-cell>
          <table:table-cell table:formula="of:=[.L45]+[.N45]" office:value-type="float" office:value="188.217806570047" calcext:value-type="float">
            <text:p>188.217806570047</text:p>
          </table:table-cell>
          <table:table-cell table:formula="of:=[.K46]-[.L46]" office:value-type="float" office:value="161.782193429953" calcext:value-type="float">
            <text:p>161.782193429953</text:p>
          </table:table-cell>
          <table:table-cell table:formula="of:=IF([.M46]&lt;146;[.M46]/146;[.$N$13]+[.$N$14]*[.M46])" office:value-type="float" office:value="2.55782096361769" calcext:value-type="float">
            <text:p>2.55782096361769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6]+1" office:value-type="float" office:value="29.5" calcext:value-type="float">
            <text:p>29.5</text:p>
          </table:table-cell>
          <table:table-cell table:formula="of:=[.K46]" office:value-type="float" office:value="350" calcext:value-type="float">
            <text:p>350</text:p>
          </table:table-cell>
          <table:table-cell table:formula="of:=[.L46]+[.N46]" office:value-type="float" office:value="190.775627533665" calcext:value-type="float">
            <text:p>190.775627533665</text:p>
          </table:table-cell>
          <table:table-cell table:formula="of:=[.K47]-[.L47]" office:value-type="float" office:value="159.224372466335" calcext:value-type="float">
            <text:p>159.224372466335</text:p>
          </table:table-cell>
          <table:table-cell table:formula="of:=IF([.M47]&lt;146;[.M47]/146;[.$N$13]+[.$N$14]*[.M47])" office:value-type="float" office:value="2.3036851896669" calcext:value-type="float">
            <text:p>2.3036851896669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7]+1" office:value-type="float" office:value="30.5" calcext:value-type="float">
            <text:p>30.5</text:p>
          </table:table-cell>
          <table:table-cell table:formula="of:=[.K47]" office:value-type="float" office:value="350" calcext:value-type="float">
            <text:p>350</text:p>
          </table:table-cell>
          <table:table-cell table:formula="of:=[.L47]+[.N47]" office:value-type="float" office:value="193.079312723332" calcext:value-type="float">
            <text:p>193.079312723332</text:p>
          </table:table-cell>
          <table:table-cell table:formula="of:=[.K48]-[.L48]" office:value-type="float" office:value="156.920687276668" calcext:value-type="float">
            <text:p>156.920687276668</text:p>
          </table:table-cell>
          <table:table-cell table:formula="of:=IF([.M48]&lt;146;[.M48]/146;[.$N$13]+[.$N$14]*[.M48])" office:value-type="float" office:value="2.07479942051325" calcext:value-type="float">
            <text:p>2.07479942051325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8]+1" office:value-type="float" office:value="31.5" calcext:value-type="float">
            <text:p>31.5</text:p>
          </table:table-cell>
          <table:table-cell table:formula="of:=[.K48]" office:value-type="float" office:value="350" calcext:value-type="float">
            <text:p>350</text:p>
          </table:table-cell>
          <table:table-cell table:formula="of:=[.L48]+[.N48]" office:value-type="float" office:value="195.154112143845" calcext:value-type="float">
            <text:p>195.154112143845</text:p>
          </table:table-cell>
          <table:table-cell table:formula="of:=[.K49]-[.L49]" office:value-type="float" office:value="154.845887856155" calcext:value-type="float">
            <text:p>154.845887856155</text:p>
          </table:table-cell>
          <table:table-cell table:formula="of:=IF([.M49]&lt;146;[.M49]/146;[.$N$13]+[.$N$14]*[.M49])" office:value-type="float" office:value="1.86865490765453" calcext:value-type="float">
            <text:p>1.8686549076545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9]+1" office:value-type="float" office:value="32.5" calcext:value-type="float">
            <text:p>32.5</text:p>
          </table:table-cell>
          <table:table-cell table:formula="of:=[.K49]" office:value-type="float" office:value="350" calcext:value-type="float">
            <text:p>350</text:p>
          </table:table-cell>
          <table:table-cell table:formula="of:=[.L49]+[.N49]" office:value-type="float" office:value="197.022767051499" calcext:value-type="float">
            <text:p>197.022767051499</text:p>
          </table:table-cell>
          <table:table-cell table:formula="of:=[.K50]-[.L50]" office:value-type="float" office:value="152.977232948501" calcext:value-type="float">
            <text:p>152.977232948501</text:p>
          </table:table-cell>
          <table:table-cell table:formula="of:=IF([.M50]&lt;146;[.M50]/146;[.$N$13]+[.$N$14]*[.M50])" office:value-type="float" office:value="1.68299216270148" calcext:value-type="float">
            <text:p>1.68299216270148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0]+1" office:value-type="float" office:value="33.5" calcext:value-type="float">
            <text:p>33.5</text:p>
          </table:table-cell>
          <table:table-cell table:formula="of:=[.K50]" office:value-type="float" office:value="350" calcext:value-type="float">
            <text:p>350</text:p>
          </table:table-cell>
          <table:table-cell table:formula="of:=[.L50]+[.N50]" office:value-type="float" office:value="198.705759214201" calcext:value-type="float">
            <text:p>198.705759214201</text:p>
          </table:table-cell>
          <table:table-cell table:formula="of:=[.K51]-[.L51]" office:value-type="float" office:value="151.294240785799" calcext:value-type="float">
            <text:p>151.294240785799</text:p>
          </table:table-cell>
          <table:table-cell table:formula="of:=IF([.M51]&lt;146;[.M51]/146;[.$N$13]+[.$N$14]*[.M51])" office:value-type="float" office:value="1.51577619180087" calcext:value-type="float">
            <text:p>1.51577619180087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1]+1" office:value-type="float" office:value="34.5" calcext:value-type="float">
            <text:p>34.5</text:p>
          </table:table-cell>
          <table:table-cell table:formula="of:=[.K51]" office:value-type="float" office:value="350" calcext:value-type="float">
            <text:p>350</text:p>
          </table:table-cell>
          <table:table-cell table:formula="of:=[.L51]+[.N51]" office:value-type="float" office:value="200.221535406002" calcext:value-type="float">
            <text:p>200.221535406002</text:p>
          </table:table-cell>
          <table:table-cell table:formula="of:=[.K52]-[.L52]" office:value-type="float" office:value="149.778464593998" calcext:value-type="float">
            <text:p>149.778464593998</text:p>
          </table:table-cell>
          <table:table-cell table:formula="of:=IF([.M52]&lt;146;[.M52]/146;[.$N$13]+[.$N$14]*[.M52])" office:value-type="float" office:value="1.36517419067618" calcext:value-type="float">
            <text:p>1.36517419067618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2]+1" office:value-type="float" office:value="35.5" calcext:value-type="float">
            <text:p>35.5</text:p>
          </table:table-cell>
          <table:table-cell table:formula="of:=[.K52]" office:value-type="float" office:value="350" calcext:value-type="float">
            <text:p>350</text:p>
          </table:table-cell>
          <table:table-cell table:formula="of:=[.L52]+[.N52]" office:value-type="float" office:value="201.586709596678" calcext:value-type="float">
            <text:p>201.586709596678</text:p>
          </table:table-cell>
          <table:table-cell table:formula="of:=[.K53]-[.L53]" office:value-type="float" office:value="148.413290403322" calcext:value-type="float">
            <text:p>148.413290403322</text:p>
          </table:table-cell>
          <table:table-cell table:formula="of:=IF([.M53]&lt;146;[.M53]/146;[.$N$13]+[.$N$14]*[.M53])" office:value-type="float" office:value="1.22953545580772" calcext:value-type="float">
            <text:p>1.2295354558077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3]+1" office:value-type="float" office:value="36.5" calcext:value-type="float">
            <text:p>36.5</text:p>
          </table:table-cell>
          <table:table-cell table:formula="of:=[.K53]" office:value-type="float" office:value="350" calcext:value-type="float">
            <text:p>350</text:p>
          </table:table-cell>
          <table:table-cell table:formula="of:=[.L53]+[.N53]" office:value-type="float" office:value="202.816245052486" calcext:value-type="float">
            <text:p>202.816245052486</text:p>
          </table:table-cell>
          <table:table-cell table:formula="of:=[.K54]-[.L54]" office:value-type="float" office:value="147.183754947514" calcext:value-type="float">
            <text:p>147.183754947514</text:p>
          </table:table-cell>
          <table:table-cell table:formula="of:=IF([.M54]&lt;146;[.M54]/146;[.$N$13]+[.$N$14]*[.M54])" office:value-type="float" office:value="1.10737329156473" calcext:value-type="float">
            <text:p>1.1073732915647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4]+1" office:value-type="float" office:value="37.5" calcext:value-type="float">
            <text:p>37.5</text:p>
          </table:table-cell>
          <table:table-cell table:formula="of:=[.K54]" office:value-type="float" office:value="350" calcext:value-type="float">
            <text:p>350</text:p>
          </table:table-cell>
          <table:table-cell table:formula="of:=[.L54]+[.N54]" office:value-type="float" office:value="203.92361834405" calcext:value-type="float">
            <text:p>203.92361834405</text:p>
          </table:table-cell>
          <table:table-cell table:formula="of:=[.K55]-[.L55]" office:value-type="float" office:value="146.07638165595" calcext:value-type="float">
            <text:p>146.07638165595</text:p>
          </table:table-cell>
          <table:table-cell table:formula="of:=IF([.M55]&lt;146;[.M55]/146;[.$N$13]+[.$N$14]*[.M55])" office:value-type="float" office:value="0.99734871497896" calcext:value-type="float">
            <text:p>0.99734871497896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5]+1" office:value-type="float" office:value="38.5" calcext:value-type="float">
            <text:p>38.5</text:p>
          </table:table-cell>
          <table:table-cell table:formula="of:=[.K55]" office:value-type="float" office:value="350" calcext:value-type="float">
            <text:p>350</text:p>
          </table:table-cell>
          <table:table-cell table:formula="of:=[.L55]+[.N55]" office:value-type="float" office:value="204.920967059029" calcext:value-type="float">
            <text:p>204.920967059029</text:p>
          </table:table-cell>
          <table:table-cell table:formula="of:=[.K56]-[.L56]" office:value-type="float" office:value="145.079032940971" calcext:value-type="float">
            <text:p>145.079032940971</text:p>
          </table:table-cell>
          <table:table-cell table:formula="of:=IF([.M56]&lt;146;[.M56]/146;[.$N$13]+[.$N$14]*[.M56])" office:value-type="float" office:value="0.993692006445005" calcext:value-type="float">
            <text:p>0.993692006445005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1in" fo:margin-bottom="0.7902in" fo:margin-left="1in" fo:margin-right="1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08:44:55.43320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7:43:44.137180873</meta:creation-date>
    <dc:date>2021-05-12T11:27:22.472766379</dc:date>
    <meta:editing-duration>PT3H10M51S</meta:editing-duration>
    <meta:editing-cycles>49</meta:editing-cycles>
    <meta:generator>LibreOffice/6.4.7.2$Linux_X86_64 LibreOffice_project/40$Build-2</meta:generator>
    <dc:title>LyX Document</dc:title>
    <meta:document-statistic meta:table-count="3" meta:cell-count="59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6cm" svg:y="0.316cm" chart:style-name="ch2">
          <text:p>Empty Oven, Preheating</text:p>
        </chart:title>
        <chart:plot-area chart:style-name="ch3" table:cell-range-address="Oven.A2:Oven.B32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68cm" svg:y="8.019cm" chart:style-name="ch5">
              <text:p>Time (min)</text:p>
            </chart:title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Oven.B2:Oven.B32" chart:class="chart:scatter">
            <chart:domain table:cell-range-address="Oven.A2:Oven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n.A2:Oven.A32</svg:desc>
                </draw:g>
              </table:table-cell>
              <table:table-cell office:value-type="float" office:value="73">
                <text:p>73</text:p>
                <draw:g>
                  <svg:desc>Oven.B2:Oven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plot-area chart:style-name="ch3" table:cell-range-address="'Brownies-graphs'.A3:'Brownies-graphs'.B29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68cm" svg:y="8.019cm" chart:style-name="ch5">
              <text:p>Time (min)</text:p>
            </chart:title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'Brownies-graphs'.B3:'Brownies-graphs'.B29" chart:class="chart:scatter">
            <chart:domain table:cell-range-address="'Brownies-graphs'.A3:'Brownies-graphs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rownies-graphs'.A3:'Brownies-graphs'.A29</svg:desc>
                </draw:g>
              </table:table-cell>
              <table:table-cell office:value-type="float" office:value="66">
                <text:p>66</text:p>
                <draw:g>
                  <svg:desc>'Brownies-graphs'.B3:'Brownies-graphs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plot-area chart:style-name="ch3" table:cell-range-address="'Brownies-graphs'.C3:'Brownies-graphs'.D28" svg:x="1.331cm" svg:y="1.275cm" svg:width="14.349cm" svg:height="6.564cm">
          <chartooo:coordinate-region svg:x="1.767cm" svg:y="1.474cm" svg:width="13.448cm" svg:height="5.718cm"/>
          <chart:axis chart:dimension="x" chart:name="primary-x" chart:style-name="ch4">
            <chart:title svg:x="7.932cm" svg:y="8.019cm" chart:style-name="ch5">
              <text:p>M-T (F)</text:p>
            </chart:title>
          </chart:axis>
          <chart:axis chart:dimension="y" chart:name="primary-y" chart:style-name="ch4">
            <chart:title svg:x="0.451cm" svg:y="5.051cm" chart:style-name="ch6">
              <text:p>ΔT (F)</text:p>
            </chart:title>
            <chart:grid chart:style-name="ch7" chart:class="major"/>
          </chart:axis>
          <chart:series chart:style-name="ch8" chart:values-cell-range-address="'Brownies-graphs'.D3:'Brownies-graphs'.D28" chart:class="chart:scatter">
            <chart:domain table:cell-range-address="'Brownies-graphs'.C3:'Brownies-graphs'.C28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  <draw:g>
                  <svg:desc>'Brownies-graphs'.C3:'Brownies-graphs'.C28</svg:desc>
                </draw:g>
              </table:table-cell>
              <table:table-cell office:value-type="float" office:value="16">
                <text:p>16</text:p>
                <draw:g>
                  <svg:desc>'Brownies-graphs'.D3:'Brownies-graphs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51cm" svg:height="9cm" xlink:href="." xlink:type="simple" chart:class="chart:scatter" chart:style-name="ch1">
        <chart:title svg:x="13.189cm" svg:y="0.316cm" chart:style-name="ch2">
          <text:p>Brownies in a Preheated Oven</text:p>
        </chart:title>
        <chart:plot-area chart:style-name="ch3" chart:data-source-has-labels="both" svg:x="1.662cm" svg:y="1.275cm" svg:width="30.238cm" svg:height="6.564cm">
          <chartooo:coordinate-region svg:x="2.469cm" svg:y="1.474cm" svg:width="29.245cm" svg:height="5.718cm"/>
          <chart:axis chart:dimension="x" chart:name="primary-x" chart:style-name="ch4" chartooo:axis-type="auto">
            <chart:title svg:x="15.956cm" svg:y="8.019cm" chart:style-name="ch5">
              <text:p>Time (min)</text:p>
            </chart:title>
            <chart:categories table:cell-range-address="local-table.$A$2:.$A$28"/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51cm" svg:height="9cm" xlink:href="." xlink:type="simple" chart:class="chart:scatter" chart:style-name="ch1">
        <chart:title svg:x="13.189cm" svg:y="0.316cm" chart:style-name="ch2">
          <text:p>Brownies in a Preheated Oven</text:p>
        </chart:title>
        <chart:plot-area chart:style-name="ch3" chart:data-source-has-labels="both" svg:x="1.662cm" svg:y="1.275cm" svg:width="30.238cm" svg:height="6.564cm">
          <chartooo:coordinate-region svg:x="2.098cm" svg:y="1.474cm" svg:width="29.337cm" svg:height="5.718cm"/>
          <chart:axis chart:dimension="x" chart:name="primary-x" chart:style-name="ch4" chartooo:axis-type="auto">
            <chart:title svg:x="16.208cm" svg:y="8.019cm" chart:style-name="ch5">
              <text:p>M-T (F)</text:p>
            </chart:title>
            <chart:categories table:cell-range-address="local-table.$A$2:.$A$27"/>
          </chart:axis>
          <chart:axis chart:dimension="y" chart:name="primary-y" chart:style-name="ch4">
            <chart:title svg:x="0.451cm" svg:y="5.051cm" chart:style-name="ch6">
              <text:p>ΔT (F)</text:p>
            </chart:title>
            <chart:grid chart:style-name="ch7" chart:class="major"/>
          </chart:axis>
          <chart:series chart:style-name="ch8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40" chart:maximum="2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legend chart:legend-position="end" svg:x="13.677cm" svg:y="3.952cm" style:legend-expansion="high" chart:style-name="ch3"/>
        <chart:plot-area chart:style-name="ch4" table:cell-range-address="'Brownies-model'.D4:'Brownies-model'.E30 'Brownies-model'.P4:'Brownies-model'.P30" chart:data-source-has-labels="row" svg:x="1.331cm" svg:y="1.275cm" svg:width="12.026cm" svg:height="6.564cm">
          <chartooo:coordinate-region svg:x="1.952cm" svg:y="1.474cm" svg:width="11.405cm" svg:height="5.718cm"/>
          <chart:axis chart:dimension="x" chart:name="primary-x" chart:style-name="ch5">
            <chart:title svg:x="6.771cm" svg:y="8.019cm" chart:style-name="ch6">
              <text:p>M-T (F)</text:p>
            </chart:title>
          </chart:axis>
          <chart:axis chart:dimension="y" chart:name="primary-y" chart:style-name="ch7">
            <chart:title svg:x="0.451cm" svg:y="5.051cm" chart:style-name="ch8">
              <text:p>ΔT (F)</text:p>
            </chart:title>
            <chart:grid chart:style-name="ch9" chart:class="major"/>
          </chart:axis>
          <chart:series chart:style-name="ch10" chart:values-cell-range-address="'Brownies-model'.E5:'Brownies-model'.E30" chart:label-cell-address="'Brownies-model'.E4:'Brownies-model'.E4" chart:class="chart:scatter">
            <chart:domain table:cell-range-address="'Brownies-model'.D5:'Brownies-model'.D30"/>
            <chart:data-point chart:repeated="26"/>
          </chart:series>
          <chart:series chart:style-name="ch11" chart:values-cell-range-address="'Brownies-model'.P5:'Brownies-model'.P30" chart:label-cell-address="'Brownies-model'.P4:'Brownies-model'.P4" chart:class="chart:scatte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ctual</text:p>
                <draw:g>
                  <svg:desc>'Brownies-model'.E4:'Brownies-model'.E4</svg:desc>
                </draw:g>
              </table:table-cell>
              <table:table-cell office:value-type="string">
                <text:p>Model</text:p>
                <draw:g>
                  <svg:desc>'Brownies-model'.P4:'Brownies-model'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  <draw:g>
                  <svg:desc>'Brownies-model'.D5:'Brownies-model'.D30</svg:desc>
                </draw:g>
              </table:table-cell>
              <table:table-cell office:value-type="float" office:value="16">
                <text:p>16</text:p>
                <draw:g>
                  <svg:desc>'Brownies-model'.E5:'Brownies-model'.E30</svg:desc>
                </draw:g>
              </table:table-cell>
              <table:table-cell office:value-type="float" office:value="14.7009370397784">
                <text:p>14.7009370397784</text:p>
                <draw:g>
                  <svg:desc>'Brownies-model'.P5:'Brownies-model'.P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13.1112353206004">
                <text:p>13.1112353206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  <table:table-cell office:value-type="float" office:value="11.620889958871">
                <text:p>11.620889958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10.5279700269361">
                <text:p>10.5279700269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  <table:table-cell office:value-type="float" office:value="9.63376280989845">
                <text:p>9.63376280989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  <table:table-cell office:value-type="float" office:value="8.73955559286081">
                <text:p>8.73955559286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  <table:table-cell office:value-type="float" office:value="7.84534837582317">
                <text:p>7.84534837582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  <table:table-cell office:value-type="float" office:value="7.14985387368278">
                <text:p>7.14985387368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6.55371572899102">
                <text:p>6.55371572899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  <table:table-cell office:value-type="float" office:value="5.85822122685063">
                <text:p>5.85822122685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5.36143943960749">
                <text:p>5.36143943960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4.96401400981299">
                <text:p>4.96401400981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4.56658858001848">
                <text:p>4.56658858001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4.06980679277535">
                <text:p>4.06980679277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  <table:table-cell office:value-type="float" office:value="3.67238136298084">
                <text:p>3.67238136298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3.1755995757377">
                <text:p>3.175599575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2.7781741459432">
                <text:p>2.7781741459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2.48010507359731">
                <text:p>2.48010507359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2.18203600125143">
                <text:p>2.18203600125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1.98332328635418">
                <text:p>1.98332328635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.78461057145693">
                <text:p>1.78461057145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1.58589785655967">
                <text:p>1.585897856559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1.38718514166242">
                <text:p>1.38718514166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.18847242676516">
                <text:p>1.18847242676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.08911606931654">
                <text:p>1.0891160693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989759711867912">
                <text:p>0.9897597118679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